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12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3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247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374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cc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6600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5.796cm" fo:min-width="3.768cm" fo:padding-top="0.15cm" fo:padding-bottom="0.15cm" fo:padding-left="0.275cm" fo:padding-right="0.275cm" draw:shadow-opacity="0%"/>
    </style:style>
    <style:style style:name="gr9" style:family="graphic" style:parent-style-name="standard">
      <style:graphic-properties draw:stroke="none" svg:stroke-color="#000000" draw:fill="none" draw:fill-color="#ffffff" draw:opacity="0%" draw:textarea-vertical-align="top" fo:min-height="6.091cm" draw:shadow-opacity="0%"/>
    </style:style>
    <style:style style:name="gr10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469cm" fo:padding-top="0.15cm" fo:padding-bottom="0.15cm" fo:padding-left="0.275cm" fo:padding-right="0.275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 draw:opacity="0%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" style:family="text">
      <style:text-properties fo:color="#666666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fo:color="#cc0000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color="#0000cc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color="#6600cc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1.27cm" svg:x="6.858cm" svg:y="1.6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" draw:id="id1" draw:layer="layout" svg:width="2.794cm" svg:height="1.27cm" svg:x="6.858cm" svg:y="1.641cm">
          <draw:text-box>
            <text:p text:style-name="P2"><text:span text:style-name="T1">Application</text:span></text:p>
          </draw:text-box>
        </draw:frame>
        <draw:custom-shape draw:style-name="gr3" draw:text-style-name="P1" draw:layer="layout" svg:width="2.921cm" svg:height="1.27cm" svg:x="3.856cm" svg:y="4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2" draw:id="id2" draw:layer="layout" svg:width="2.921cm" svg:height="1.27cm" svg:x="3.856cm" svg:y="4.142cm">
          <draw:text-box>
            <text:p text:style-name="P2"><text:span text:style-name="T1">Service</text:span></text:p>
            <text:p text:style-name="P2"><text:span text:style-name="T2">Required at runtime</text:span></text:p>
          </draw:text-box>
        </draw:frame>
        <draw:custom-shape draw:style-name="gr4" draw:text-style-name="P1" xml:id="id5" draw:id="id5" draw:layer="layout" svg:width="3.048cm" svg:height="1.27cm" svg:x="9.633cm" svg:y="4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3" draw:id="id3" draw:layer="layout" svg:width="3.048cm" svg:height="1.27cm" svg:x="9.633cm" svg:y="4.143cm">
          <draw:text-box>
            <text:p text:style-name="P2"><text:span text:style-name="T1">Compiler</text:span></text:p>
            <text:p text:style-name="P2"><text:span text:style-name="T2">Required at build time</text:span></text:p>
          </draw:text-box>
        </draw:frame>
        <draw:custom-shape draw:style-name="gr1" draw:text-style-name="P1" draw:layer="layout" svg:width="2.794cm" svg:height="1.27cm" svg:x="6.858cm" svg:y="6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4" draw:id="id4" draw:layer="layout" svg:width="2.794cm" svg:height="1.27cm" svg:x="6.858cm" svg:y="6.744cm">
          <draw:text-box>
            <text:p text:style-name="P2"><text:span text:style-name="T1">Base Runtime</text:span></text:p>
            <text:p text:style-name="P2"><text:span text:style-name="T2">Required at all times</text:span></text:p>
          </draw:text-box>
        </draw:frame>
        <draw:connector draw:style-name="gr5" draw:text-style-name="P4" draw:layer="layout" draw:type="curve" svg:x1="6.858cm" svg:y1="2.276cm" svg:x2="5.316cm" svg:y2="4.142cm" draw:start-shape="id1" draw:start-glue-point="3" draw:end-shape="id2" draw:end-glue-point="0" svg:d="M6858 2276c-1028 0-1542 622-1542 1866" svg:viewBox="0 0 1543 1867">
          <text:p/>
        </draw:connector>
        <draw:connector draw:style-name="gr6" draw:text-style-name="P4" draw:layer="layout" draw:type="curve" svg:x1="9.652cm" svg:y1="2.276cm" svg:x2="11.157cm" svg:y2="4.143cm" draw:start-shape="id1" draw:start-glue-point="1" draw:end-shape="id3" draw:end-glue-point="0" svg:d="M9652 2276c1004 0 1505 622 1505 1867" svg:viewBox="0 0 1506 1868">
          <text:p/>
        </draw:connector>
        <draw:connector draw:style-name="gr7" draw:text-style-name="P4" draw:layer="layout" draw:type="curve" svg:x1="8.255cm" svg:y1="2.911cm" svg:x2="8.255cm" svg:y2="6.744cm" draw:start-shape="id1" draw:start-glue-point="2" draw:end-shape="id4" draw:end-glue-point="0" svg:d="M8255 2911v3833" svg:viewBox="0 0 1 3834">
          <text:p/>
        </draw:connector>
        <draw:connector draw:style-name="gr7" draw:text-style-name="P4" draw:layer="layout" draw:type="curve" svg:x1="5.316cm" svg:y1="5.412cm" svg:x2="6.858cm" svg:y2="7.379cm" draw:start-shape="id2" draw:start-glue-point="2" draw:end-shape="id4" draw:end-glue-point="3" svg:d="M5316 5412c0 1312 514 1967 1542 1967" svg:viewBox="0 0 1543 1968">
          <text:p/>
        </draw:connector>
        <draw:connector draw:style-name="gr7" draw:text-style-name="P4" draw:layer="layout" draw:type="curve" svg:x1="11.157cm" svg:y1="5.413cm" svg:x2="9.652cm" svg:y2="7.379cm" draw:start-shape="id3" draw:start-glue-point="2" draw:end-shape="id4" draw:end-glue-point="1" svg:d="M11157 5413c0 1311-501 1966-1505 1966" svg:viewBox="0 0 1506 1967">
          <text:p/>
        </draw:connector>
        <draw:connector draw:style-name="gr7" draw:text-style-name="P4" draw:layer="layout" draw:type="curve" svg:x1="17.143cm" svg:y1="6.84cm" svg:x2="18.756cm" svg:y2="6.841cm" svg:d="M17143 6840c1210 0 404 1 1613 1" svg:viewBox="0 0 1614 2">
          <text:p/>
        </draw:connector>
        <draw:custom-shape draw:style-name="gr8" draw:text-style-name="P5" draw:layer="layout" svg:width="4.572cm" svg:height="6.35cm" svg:x="15.651cm" svg:y="1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54.643291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4.559cm" svg:height="6.341cm" svg:x="15.664cm" svg:y="1.644cm">
          <draw:text-box>
            <text:p text:style-name="P2"><text:span text:style-name="T3">Legend</text:span></text:p>
            <text:p text:style-name="P2"><text:span text:style-name="T3"/></text:p>
            <text:p text:style-name="P2"><text:span text:style-name="T2"/></text:p>
            <text:p text:style-name="P2"><text:span text:style-name="T4">Build Dependency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5">Runtime Dependency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6">Build &amp; Runtime Dependency</text:span></text:p>
          </draw:text-box>
        </draw:frame>
        <draw:connector draw:style-name="gr5" draw:text-style-name="P4" draw:layer="layout" draw:type="curve" svg:x1="17.134cm" svg:y1="5.241cm" svg:x2="18.747cm" svg:y2="5.242cm" svg:d="M17134 5241c1209 0 403 1 1613 1" svg:viewBox="0 0 1614 2">
          <text:p/>
        </draw:connector>
        <draw:connector draw:style-name="gr6" draw:text-style-name="P4" draw:layer="layout" draw:type="curve" svg:x1="17.134cm" svg:y1="3.641cm" svg:x2="18.747cm" svg:y2="3.642cm" svg:d="M17134 3641c1209 0 403 1 1613 1" svg:viewBox="0 0 1614 2">
          <text:p/>
        </draw:connector>
        <draw:connector draw:style-name="gr6" draw:text-style-name="P4" draw:layer="layout" draw:type="curve" svg:x1="6.777cm" svg:y1="4.777cm" svg:x2="9.633cm" svg:y2="4.778cm" draw:start-shape="id2" draw:start-glue-point="1" draw:end-shape="id5" svg:d="M6777 4777c2122 0 695 1 2856 1" svg:viewBox="0 0 2857 2">
          <text:p/>
        </draw:connector>
        <draw:custom-shape draw:style-name="gr10" draw:text-style-name="P1" xml:id="id6" draw:id="id6" draw:layer="layout" svg:width="3.143cm" svg:height="1.27cm" svg:x="1.413cm" svg:y="6.7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143cm" svg:height="1.27cm" svg:x="1.413cm" svg:y="6.745cm">
          <draw:text-box>
            <text:p text:style-name="P2"><text:span text:style-name="T1">Service Definition</text:span></text:p>
            <text:p text:style-name="P2"><text:span text:style-name="T2">XML files needed to build the Service</text:span></text:p>
          </draw:text-box>
        </draw:frame>
        <draw:connector draw:style-name="gr6" draw:text-style-name="P4" draw:layer="layout" draw:type="curve" svg:x1="3.856cm" svg:y1="4.777cm" svg:x2="2.984cm" svg:y2="6.745cm" draw:start-shape="id2" draw:start-glue-point="3" draw:end-shape="id6" svg:d="M3856 4777c-582 0-872 656-872 1968" svg:viewBox="0 0 873 1969">
          <text:p/>
        </draw:connector>
        <draw:custom-shape draw:style-name="gr1" draw:text-style-name="P1" draw:layer="layout" svg:width="2.794cm" svg:height="1.27cm" svg:x="12.259cm" svg:y="6.7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7" draw:id="id7" draw:layer="layout" svg:width="2.794cm" svg:height="1.27cm" svg:x="12.259cm" svg:y="6.745cm">
          <draw:text-box>
            <text:p text:style-name="P2"><text:span text:style-name="T1">Bootstrap</text:span></text:p>
            <text:p text:style-name="P2"><text:span text:style-name="T2">Self Hosting Compiler</text:span></text:p>
          </draw:text-box>
        </draw:frame>
        <draw:connector draw:style-name="gr5" draw:text-style-name="P4" draw:layer="layout" draw:type="curve" svg:x1="12.259cm" svg:y1="7.38cm" svg:x2="9.652cm" svg:y2="7.379cm" draw:start-shape="id7" draw:start-glue-point="3" draw:end-shape="id4" draw:end-glue-point="1" svg:d="M12259 7380c-1954 0-651-1-2607-1" svg:viewBox="0 0 2608 2">
          <text:p/>
        </draw:connector>
        <draw:connector draw:style-name="gr6" draw:text-style-name="P4" draw:layer="layout" draw:type="curve" svg:x1="12.681cm" svg:y1="4.778cm" svg:x2="13.656cm" svg:y2="6.745cm" draw:start-shape="id3" draw:start-glue-point="1" draw:end-shape="id7" draw:end-glue-point="0" svg:d="M12681 4778c650 0 975 655 975 1967" svg:viewBox="0 0 976 19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3:23:13.516563466</meta:creation-date>
    <dc:date>2018-10-12T02:42:30.289967475</dc:date>
    <meta:editing-duration>PT28M51S</meta:editing-duration>
    <meta:editing-cycles>6</meta:editing-cycles>
    <meta:generator>LibreOffice/5.1.4.1$Linux_X86_64 LibreOffice_project/10m0$Build-1</meta:generator>
    <meta:document-statistic meta:object-count="26"/>
  </office:meta>
</office:document-meta>
</file>